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f43" officeooo:paragraph-rsid="00087f43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stats of strengths of attacks and defenses and so on are not correct in <text:span text:style-name="T1">teams.csv. </text:span>This <text:span text:style-name="T1">teams.csv</text:span> is coppied from <text:span text:style-name="T1">19-20 </text:span>season data and only club name and id are matched, apart from these two columns others are useles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2:17:12.790795671</meta:creation-date>
    <meta:generator>LibreOffice/6.4.7.2$Linux_X86_64 LibreOffice_project/40$Build-2</meta:generator>
    <dc:date>2022-01-13T22:19:56.918132378</dc:date>
    <meta:editing-duration>PT2M43S</meta:editing-duration>
    <meta:editing-cycles>2</meta:editing-cycles>
    <meta:document-statistic meta:table-count="0" meta:image-count="0" meta:object-count="0" meta:page-count="1" meta:paragraph-count="1" meta:word-count="40" meta:character-count="223" meta:non-whitespace-character-count="184"/>
  </office:meta>
</office:document-meta>
</file>